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sString.setContains( String 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ContainsString( Contains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haracters.isDeleteCharacte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Regex.setReplace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Regex.setPattern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haracters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Filter.chain( final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Regex.setPattern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TokenFilt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resolveBackSlash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IgnoreBlank( IgnoreBlank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haracters.setChars( String delete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.setFlags( String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haracters.chain( 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Filter.addTrim( Trim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DeleteCharacters( DeleteCharacters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String.filter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ableReaderFilter.setByLine( boolean by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String.filter( String 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laceRegex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Filter.setDelimOutput( String delim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FileTokenizer( FileTokenizer token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ReplaceRegex( ReplaceRegex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Regex.setFlags( String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.filter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ainsRegex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leteCharacters.filter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im.filter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String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ReplaceString( Replace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rea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okenFilter.convertRegexOptions( String fla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gnoreBlank.filter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Filter.add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LineTokenizer( LineTokenizer token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ContainsRegex( ContainsRegex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Regex.filter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ainsRegex.setReplace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ableReaderFilter.chain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Filter.add( Tokenizer token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laceString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Toke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addStringTokenizer( StringTokenizer token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